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Übung 3 (Skalierung / Dehnung) &amp; Histogrammebnung</text:h>
      <text:p text:style-name="Standard"/>
      <text:h text:style-name="Heading_20_2" text:outline-level="2">Histogrammskalierung</text:h>
      <text:p text:style-name="Standard"/>
      <text:p text:style-name="Standard">„<text:span text:style-name="T1">Die Histogrammnormalisierung (Histogrammspreizung </text:span><text:span text:style-name="T2">[/ Skalierung / Dehnung]</text:span><text:span text:style-name="T1">) ist eine effektive Methode, den Kontrast eines Graustufenbildes automatisch zu erhöhen. Ziel der automatischen Kontrastanpassung ist es, die Pixelwerte eines Bilds so zu verändern, dass der gesamte verfügbare Wertebereich abgedeckt wird. Dazu wird das aktuell dunkelste Pixel auf den niedrigsten und das aktuell hellste Pixel auf den höchsten Intensitätswert abgebildet und alle dazwischenliegenden Pixelwerte linear verteilt.</text:span>“ [1]</text:p>
      <text:p text:style-name="Standard"/>
      <text:p text:style-name="Standard">Dies bedeutet, dass es einzelne Ausschläge im Histogramm gibt, und zwischen den Bereichen keine Werte gibt.</text:p>
      <text:p text:style-name="Standard"/>
      <text:h text:style-name="Heading_20_2" text:outline-level="2">Histogrammebnung</text:h>
      <text:p text:style-name="Standard">Bei der Histogrammebnung gibt es verschiedene Varianten die überschüssigen Werte zu platzieren. Die einfachste aber nicht die schönste (da hierbei ein schwarz-weiß-Verlauf entsteht) ist die, wenn jeweis von der gleichen Position gestartet wird und das erste gefundene Objekt (Wert) umgewandelt wird.</text:p>
      <text:p text:style-name="Standard">Eine Alternative hierzu ist, mittels Elementarraute um die bereits gesetzten Werte zu kontrollieren, ob es hier ein Vorkommen von einem Wert gibt, der als nächstes Umgewandelt werden muss.</text:p>
      <text:p text:style-name="Standard">Der Unterschied zwischen den Histogrammen ist, dass es ein linearen Verlauf von Werten im Histogramm existieren, im Gegensatz zur zur Histogrammskalierung, bei dem es nur einzelne Punktausschläge gib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Arial"/>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Arial" style:font-name-complex="Ari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1] https://www.cg.tuwien.ac.at/courses/EinfVisComp/Skriptum/SS13/EVC-11%20Point%20Operations.pdf; Seite 3; Stand 9.11.2019 12:18Uhr</text:p>
        <text:p text:style-name="Footer"/>
        <text:p text:style-name="Footer">Oliver Sandkühler (51608)<text:tab/><text:tab/>11.11.2019</text:p>
        <text:p text:style-name="Footer">Mirko Wick (5161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liver Sandkühler</meta:initial-creator>
    <meta:creation-date>2019-11-09T12:15:58.80</meta:creation-date>
    <dc:date>2019-11-11T13:10:52.81</dc:date>
    <dc:creator>Oliver Sandkühler</dc:creator>
    <meta:editing-duration>PT10M49S</meta:editing-duration>
    <meta:editing-cycles>3</meta:editing-cycles>
    <meta:generator>OpenOffice/4.1.3$Win32 OpenOffice.org_project/413m1$Build-9783</meta:generator>
    <meta:document-statistic meta:table-count="0" meta:image-count="0" meta:object-count="0" meta:page-count="1" meta:paragraph-count="11" meta:word-count="201" meta:character-count="1576"/>
  </office:meta>
</office:document-meta>
</file>